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779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X40_bp_mdh_OLS_WL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4"/>
        <table:table-row table:style-name="ro1">
          <table:table-cell/>
          <table:table-cell office:value-type="string" calcext:value-type="string">
            <text:p>OLS</text:p>
          </table:table-cell>
          <table:table-cell office:value-type="string" calcext:value-type="string">
            <text:p>stddev(%)</text:p>
          </table:table-cell>
          <table:table-cell office:value-type="string" calcext:value-type="string">
            <text:p>WLS</text:p>
          </table:table-cell>
          <table:table-cell office:value-type="string" calcext:value-type="string">
            <text:p>stddev(%)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stddev(%)</text:p>
          </table:table-cell>
          <table:table-cell office:value-type="string" calcext:value-type="string">
            <text:p>diff(%)</text:p>
          </table:table-cell>
        </table:table-row>
        <table:table-row table:style-name="ro1">
          <table:table-cell office:value-type="string" calcext:value-type="string">
            <text:p>Izz1 + 1.0*Ia1 + 1.0*Iyy2 + 1.0*Iyy3 + 0.07*mz3 + 0.05185*m3 + 0.05185*m4 + 0.05185*m5 + 0.05185*m6</text:p>
          </table:table-cell>
          <table:table-cell office:value-type="float" office:value="1.244781" calcext:value-type="float">
            <text:p>1.244781</text:p>
          </table:table-cell>
          <table:table-cell office:value-type="float" office:value="0.95" calcext:value-type="float">
            <text:p>0.95</text:p>
          </table:table-cell>
          <table:table-cell office:value-type="float" office:value="1.242856" calcext:value-type="float">
            <text:p>1.242856</text:p>
          </table:table-cell>
          <table:table-cell office:value-type="float" office:value="1.07" calcext:value-type="float">
            <text:p>1.07</text:p>
          </table:table-cell>
          <table:table-cell office:value-type="float" office:value="1.24" calcext:value-type="float">
            <text:p>1.24</text:p>
          </table:table-cell>
          <table:table-cell office:value-type="float" office:value="1.1115" calcext:value-type="float">
            <text:p>1.1115</text:p>
          </table:table-cell>
          <table:table-cell table:formula="of:=100*ABS(([.F2]-[.D2])/[.F2])" office:value-type="float" office:value="0.230322580645159" calcext:value-type="float">
            <text:p>0.230322580645159</text:p>
          </table:table-cell>
        </table:table-row>
        <table:table-row table:style-name="ro1">
          <table:table-cell office:value-type="string" calcext:value-type="string">
            <text:p>fv1</text:p>
          </table:table-cell>
          <table:table-cell office:value-type="float" office:value="8.101972" calcext:value-type="float">
            <text:p>8.101972</text:p>
          </table:table-cell>
          <table:table-cell office:value-type="float" office:value="0.49" calcext:value-type="float">
            <text:p>0.49</text:p>
          </table:table-cell>
          <table:table-cell office:value-type="float" office:value="8.079129" calcext:value-type="float">
            <text:p>8.079129</text:p>
          </table:table-cell>
          <table:table-cell office:value-type="float" office:value="0.66" calcext:value-type="float">
            <text:p>0.66</text:p>
          </table:table-cell>
          <table:table-cell office:value-type="float" office:value="8.05" calcext:value-type="float">
            <text:p>8.05</text:p>
          </table:table-cell>
          <table:table-cell office:value-type="float" office:value="0.6769" calcext:value-type="float">
            <text:p>0.6769</text:p>
          </table:table-cell>
          <table:table-cell table:formula="of:=100*ABS(([.F3]-[.D3])/[.F3])" office:value-type="float" office:value="0.36185093167701" calcext:value-type="float">
            <text:p>0.36185093167701</text:p>
          </table:table-cell>
        </table:table-row>
        <table:table-row table:style-name="ro1">
          <table:table-cell office:value-type="string" calcext:value-type="string">
            <text:p>fs1</text:p>
          </table:table-cell>
          <table:table-cell office:value-type="float" office:value="6.995866" calcext:value-type="float">
            <text:p>6.995866</text:p>
          </table:table-cell>
          <table:table-cell office:value-type="float" office:value="1.64" calcext:value-type="float">
            <text:p>1.64</text:p>
          </table:table-cell>
          <table:table-cell office:value-type="float" office:value="7.052471" calcext:value-type="float">
            <text:p>7.052471</text:p>
          </table:table-cell>
          <table:table-cell office:value-type="float" office:value="2.21" calcext:value-type="float">
            <text:p>2.21</text:p>
          </table:table-cell>
          <table:table-cell office:value-type="float" office:value="7.14" calcext:value-type="float">
            <text:p>7.14</text:p>
          </table:table-cell>
          <table:table-cell office:value-type="float" office:value="2.2356" calcext:value-type="float">
            <text:p>2.2356</text:p>
          </table:table-cell>
          <table:table-cell table:formula="of:=100*ABS(([.F4]-[.D4])/[.F4])" office:value-type="float" office:value="1.22589635854342" calcext:value-type="float">
            <text:p>1.22589635854342</text:p>
          </table:table-cell>
        </table:table-row>
        <table:table-row table:style-name="ro1">
          <table:table-cell office:value-type="string" calcext:value-type="string">
            <text:p>off1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14.16" calcext:value-type="float">
            <text:p>14.16</text:p>
          </table:table-cell>
          <table:table-cell office:value-type="float" office:value="0.429254" calcext:value-type="float">
            <text:p>0.429254</text:p>
          </table:table-cell>
          <table:table-cell office:value-type="float" office:value="19.9" calcext:value-type="float">
            <text:p>19.9</text:p>
          </table:table-cell>
          <table:table-cell office:value-type="float" office:value="0.392" calcext:value-type="float">
            <text:p>0.392</text:p>
          </table:table-cell>
          <table:table-cell office:value-type="float" office:value="21.8748" calcext:value-type="float">
            <text:p>21.8748</text:p>
          </table:table-cell>
          <table:table-cell table:formula="of:=100*ABS(([.F5]-[.D5])/[.F5])" office:value-type="float" office:value="9.50357142857142" calcext:value-type="float">
            <text:p>9.50357142857142</text:p>
          </table:table-cell>
        </table:table-row>
        <table:table-row table:style-name="ro1">
          <table:table-cell office:value-type="string" calcext:value-type="string">
            <text:p>Ixx2 - 1.0*Iyy2 - 0.050625*m3 - 0.050625*m4 - 0.050625*m5 - 0.050625*m6</text:p>
          </table:table-cell>
          <table:table-cell office:value-type="float" office:value="-0.46347" calcext:value-type="float">
            <text:p>-0.46347</text:p>
          </table:table-cell>
          <table:table-cell office:value-type="float" office:value="2.11" calcext:value-type="float">
            <text:p>2.11</text:p>
          </table:table-cell>
          <table:table-cell office:value-type="float" office:value="-0.464977" calcext:value-type="float">
            <text:p>-0.464977</text:p>
          </table:table-cell>
          <table:table-cell office:value-type="float" office:value="2.56" calcext:value-type="float">
            <text:p>2.56</text:p>
          </table:table-cell>
          <table:table-cell office:value-type="float" office:value="-0.466" calcext:value-type="float">
            <text:p>-0.466</text:p>
          </table:table-cell>
          <table:table-cell office:value-type="float" office:value="2.5875" calcext:value-type="float">
            <text:p>2.5875</text:p>
          </table:table-cell>
          <table:table-cell table:formula="of:=100*ABS(([.F6]-[.D6])/[.F6])" office:value-type="float" office:value="0.219527896995719" calcext:value-type="float">
            <text:p>0.219527896995719</text:p>
          </table:table-cell>
        </table:table-row>
        <table:table-row table:style-name="ro1">
          <table:table-cell table:style-name="ce1" office:value-type="string" calcext:value-type="string">
            <text:p>Ixy2</text:p>
          </table:table-cell>
          <table:table-cell table:style-name="ce1" office:value-type="float" office:value="0.003279" calcext:value-type="float">
            <text:p>0.003279</text:p>
          </table:table-cell>
          <table:table-cell table:style-name="ce1" office:value-type="float" office:value="141.46" calcext:value-type="float">
            <text:p>141.46</text:p>
          </table:table-cell>
          <table:table-cell table:style-name="ce3" office:value-type="float" office:value="0.002589" calcext:value-type="float">
            <text:p>0.002589</text:p>
          </table:table-cell>
          <table:table-cell table:style-name="ce1" office:value-type="float" office:value="235.37" calcext:value-type="float">
            <text:p>235.37</text:p>
          </table:table-cell>
          <table:table-cell table:style-name="ce3" office:value-type="float" office:value="0.00358" calcext:value-type="float">
            <text:p>0.00358</text:p>
          </table:table-cell>
          <table:table-cell table:style-name="ce1" office:value-type="float" office:value="171.7591" calcext:value-type="float">
            <text:p>171.7591</text:p>
          </table:table-cell>
          <table:table-cell table:style-name="ce5" table:formula="of:=100*ABS(([.F7]-[.D7])/[.F7])" office:value-type="float" office:value="27.6815642458101" calcext:value-type="float">
            <text:p>27.6815642458101</text:p>
          </table:table-cell>
        </table:table-row>
        <table:table-row table:style-name="ro1">
          <table:table-cell office:value-type="string" calcext:value-type="string">
            <text:p>Ixz2 - 0.225*mz3 - 0.007875*m3 - 0.007875*m4 - 0.007875*m5 - 0.007875*m6</text:p>
          </table:table-cell>
          <table:table-cell office:value-type="float" office:value="-0.158496" calcext:value-type="float">
            <text:p>-0.158496</text:p>
          </table:table-cell>
          <table:table-cell office:value-type="float" office:value="3.23" calcext:value-type="float">
            <text:p>3.23</text:p>
          </table:table-cell>
          <table:table-cell office:value-type="float" office:value="-0.160217" calcext:value-type="float">
            <text:p>-0.160217</text:p>
          </table:table-cell>
          <table:table-cell office:value-type="float" office:value="4.09" calcext:value-type="float">
            <text:p>4.09</text:p>
          </table:table-cell>
          <table:table-cell office:value-type="float" office:value="-0.16" calcext:value-type="float">
            <text:p>-0.16</text:p>
          </table:table-cell>
          <table:table-cell office:value-type="float" office:value="4.1141" calcext:value-type="float">
            <text:p>4.1141</text:p>
          </table:table-cell>
          <table:table-cell table:formula="of:=100*ABS(([.F8]-[.D8])/[.F8])" office:value-type="float" office:value="0.135624999999997" calcext:value-type="float">
            <text:p>0.135624999999997</text:p>
          </table:table-cell>
        </table:table-row>
        <table:table-row table:style-name="ro1">
          <table:table-cell table:style-name="ce1" office:value-type="string" calcext:value-type="string">
            <text:p>Iyz2</text:p>
          </table:table-cell>
          <table:table-cell table:style-name="ce1" office:value-type="float" office:value="0.004891" calcext:value-type="float">
            <text:p>0.004891</text:p>
          </table:table-cell>
          <table:table-cell table:style-name="ce1" office:value-type="float" office:value="78.09" calcext:value-type="float">
            <text:p>78.09</text:p>
          </table:table-cell>
          <table:table-cell table:style-name="ce3" office:value-type="float" office:value="0.004816" calcext:value-type="float">
            <text:p>0.004816</text:p>
          </table:table-cell>
          <table:table-cell table:style-name="ce1" office:value-type="float" office:value="101.86" calcext:value-type="float">
            <text:p>101.86</text:p>
          </table:table-cell>
          <table:table-cell table:style-name="ce3" office:value-type="float" office:value="0.00331" calcext:value-type="float">
            <text:p>0.00331</text:p>
          </table:table-cell>
          <table:table-cell table:style-name="ce1" office:value-type="float" office:value="149.3633" calcext:value-type="float">
            <text:p>149.3633</text:p>
          </table:table-cell>
          <table:table-cell table:style-name="ce5" table:formula="of:=100*ABS(([.F9]-[.D9])/[.F9])" office:value-type="float" office:value="45.4984894259819" calcext:value-type="float">
            <text:p>45.4984894259819</text:p>
          </table:table-cell>
        </table:table-row>
        <table:table-row table:style-name="ro1">
          <table:table-cell office:value-type="string" calcext:value-type="string">
            <text:p>Izz2 + 1.0*Ia2 + 0.050625*m3 + 0.050625*m4 + 0.050625*m5 + 0.050625*m6</text:p>
          </table:table-cell>
          <table:table-cell office:value-type="float" office:value="1.082464" calcext:value-type="float">
            <text:p>1.082464</text:p>
          </table:table-cell>
          <table:table-cell office:value-type="float" office:value="0.82" calcext:value-type="float">
            <text:p>0.82</text:p>
          </table:table-cell>
          <table:table-cell office:value-type="float" office:value="1.080104" calcext:value-type="float">
            <text:p>1.080104</text:p>
          </table:table-cell>
          <table:table-cell office:value-type="float" office:value="1.01" calcext:value-type="float">
            <text:p>1.01</text:p>
          </table:table-cell>
          <table:table-cell office:value-type="float" office:value="1.08" calcext:value-type="float">
            <text:p>1.08</text:p>
          </table:table-cell>
          <table:table-cell office:value-type="float" office:value="1.0119" calcext:value-type="float">
            <text:p>1.0119</text:p>
          </table:table-cell>
          <table:table-cell table:formula="of:=100*ABS(([.F10]-[.D10])/[.F10])" office:value-type="float" office:value="0.0096296296296187" calcext:value-type="float">
            <text:p>0.009629629629619</text:p>
          </table:table-cell>
        </table:table-row>
        <table:table-row table:style-name="ro1">
          <table:table-cell office:value-type="string" calcext:value-type="string">
            <text:p>mx2 + 0.225*m3 + 0.225*m4 + 0.225*m5 + 0.225*m6</text:p>
          </table:table-cell>
          <table:table-cell office:value-type="float" office:value="2.215561" calcext:value-type="float">
            <text:p>2.215561</text:p>
          </table:table-cell>
          <table:table-cell office:value-type="float" office:value="1.87" calcext:value-type="float">
            <text:p>1.87</text:p>
          </table:table-cell>
          <table:table-cell office:value-type="float" office:value="2.218522" calcext:value-type="float">
            <text:p>2.218522</text:p>
          </table:table-cell>
          <table:table-cell office:value-type="float" office:value="2.43" calcext:value-type="float">
            <text:p>2.43</text:p>
          </table:table-cell>
          <table:table-cell office:value-type="float" office:value="2.22" calcext:value-type="float">
            <text:p>2.22</text:p>
          </table:table-cell>
          <table:table-cell office:value-type="float" office:value="2.4256" calcext:value-type="float">
            <text:p>2.4256</text:p>
          </table:table-cell>
          <table:table-cell table:formula="of:=100*ABS(([.F11]-[.D11])/[.F11])" office:value-type="float" office:value="0.0665765765765806" calcext:value-type="float">
            <text:p>0.066576576576581</text:p>
          </table:table-cell>
        </table:table-row>
        <table:table-row table:style-name="ro1">
          <table:table-cell office:value-type="string" calcext:value-type="string">
            <text:p>my2</text:p>
          </table:table-cell>
          <table:table-cell office:value-type="float" office:value="0.136849" calcext:value-type="float">
            <text:p>0.136849</text:p>
          </table:table-cell>
          <table:table-cell office:value-type="float" office:value="26.3" calcext:value-type="float">
            <text:p>26.3</text:p>
          </table:table-cell>
          <table:table-cell office:value-type="float" office:value="0.145961" calcext:value-type="float">
            <text:p>0.145961</text:p>
          </table:table-cell>
          <table:table-cell office:value-type="float" office:value="31.58" calcext:value-type="float">
            <text:p>31.58</text:p>
          </table:table-cell>
          <table:table-cell office:value-type="float" office:value="0.136" calcext:value-type="float">
            <text:p>0.136</text:p>
          </table:table-cell>
          <table:table-cell office:value-type="float" office:value="32.9494" calcext:value-type="float">
            <text:p>32.9494</text:p>
          </table:table-cell>
          <table:table-cell table:formula="of:=100*ABS(([.F12]-[.D12])/[.F12])" office:value-type="float" office:value="7.32426470588233" calcext:value-type="float">
            <text:p>7.32426470588233</text:p>
          </table:table-cell>
        </table:table-row>
        <table:table-row table:style-name="ro1">
          <table:table-cell office:value-type="string" calcext:value-type="string">
            <text:p>fv2</text:p>
          </table:table-cell>
          <table:table-cell office:value-type="float" office:value="5.551438" calcext:value-type="float">
            <text:p>5.551438</text:p>
          </table:table-cell>
          <table:table-cell office:value-type="float" office:value="0.81" calcext:value-type="float">
            <text:p>0.81</text:p>
          </table:table-cell>
          <table:table-cell office:value-type="float" office:value="5.540691" calcext:value-type="float">
            <text:p>5.540691</text:p>
          </table:table-cell>
          <table:table-cell office:value-type="float" office:value="1.05" calcext:value-type="float">
            <text:p>1.05</text:p>
          </table:table-cell>
          <table:table-cell office:value-type="float" office:value="5.53" calcext:value-type="float">
            <text:p>5.53</text:p>
          </table:table-cell>
          <table:table-cell office:value-type="float" office:value="1.0416" calcext:value-type="float">
            <text:p>1.0416</text:p>
          </table:table-cell>
          <table:table-cell table:formula="of:=100*ABS(([.F13]-[.D13])/[.F13])" office:value-type="float" office:value="0.193327305605779" calcext:value-type="float">
            <text:p>0.193327305605779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float" office:value="8.20129" calcext:value-type="float">
            <text:p>8.20129</text:p>
          </table:table-cell>
          <table:table-cell office:value-type="float" office:value="1.3" calcext:value-type="float">
            <text:p>1.3</text:p>
          </table:table-cell>
          <table:table-cell office:value-type="float" office:value="8.223956" calcext:value-type="float">
            <text:p>8.223956</text:p>
          </table:table-cell>
          <table:table-cell office:value-type="float" office:value="1.71" calcext:value-type="float">
            <text:p>1.71</text:p>
          </table:table-cell>
          <table:table-cell office:value-type="float" office:value="8.26" calcext:value-type="float">
            <text:p>8.26</text:p>
          </table:table-cell>
          <table:table-cell office:value-type="float" office:value="1.6916" calcext:value-type="float">
            <text:p>1.6916</text:p>
          </table:table-cell>
          <table:table-cell table:formula="of:=100*ABS(([.F14]-[.D14])/[.F14])" office:value-type="float" office:value="0.436368038740925" calcext:value-type="float">
            <text:p>0.436368038740925</text:p>
          </table:table-cell>
        </table:table-row>
        <table:table-row table:style-name="ro1">
          <table:table-cell office:value-type="string" calcext:value-type="string">
            <text:p>off2</text:p>
          </table:table-cell>
          <table:table-cell office:value-type="float" office:value="1.317817" calcext:value-type="float">
            <text:p>1.317817</text:p>
          </table:table-cell>
          <table:table-cell office:value-type="float" office:value="37.37" calcext:value-type="float">
            <text:p>37.37</text:p>
          </table:table-cell>
          <table:table-cell office:value-type="float" office:value="1.376341" calcext:value-type="float">
            <text:p>1.376341</text:p>
          </table:table-cell>
          <table:table-cell office:value-type="float" office:value="44.48" calcext:value-type="float">
            <text:p>44.48</text:p>
          </table:table-cell>
          <table:table-cell office:value-type="float" office:value="1.37" calcext:value-type="float">
            <text:p>1.37</text:p>
          </table:table-cell>
          <table:table-cell office:value-type="float" office:value="44.5933" calcext:value-type="float">
            <text:p>44.5933</text:p>
          </table:table-cell>
          <table:table-cell table:formula="of:=100*ABS(([.F15]-[.D15])/[.F15])" office:value-type="float" office:value="0.462846715328462" calcext:value-type="float">
            <text:p>0.462846715328462</text:p>
          </table:table-cell>
        </table:table-row>
        <table:table-row table:style-name="ro1">
          <table:table-cell office:value-type="string" calcext:value-type="string">
            <text:p>Ixx3 - 1.0*Iyy3 + 1.0*Iyy4 + 0.45*mz4 + 0.050625*m4 + 0.050625*m5 + 0.050625*m6</text:p>
          </table:table-cell>
          <table:table-cell office:value-type="float" office:value="0.128256" calcext:value-type="float">
            <text:p>0.128256</text:p>
          </table:table-cell>
          <table:table-cell office:value-type="float" office:value="7.58" calcext:value-type="float">
            <text:p>7.58</text:p>
          </table:table-cell>
          <table:table-cell office:value-type="float" office:value="0.121849" calcext:value-type="float">
            <text:p>0.121849</text:p>
          </table:table-cell>
          <table:table-cell office:value-type="float" office:value="9.01" calcext:value-type="float">
            <text:p>9.01</text:p>
          </table:table-cell>
          <table:table-cell office:value-type="float" office:value="0.127" calcext:value-type="float">
            <text:p>0.127</text:p>
          </table:table-cell>
          <table:table-cell office:value-type="float" office:value="8.9567" calcext:value-type="float">
            <text:p>8.9567</text:p>
          </table:table-cell>
          <table:table-cell table:formula="of:=100*ABS(([.F16]-[.D16])/[.F16])" office:value-type="float" office:value="4.05590551181103" calcext:value-type="float">
            <text:p>4.05590551181103</text:p>
          </table:table-cell>
        </table:table-row>
        <table:table-row table:style-name="ro1">
          <table:table-cell table:style-name="ce1" office:value-type="string" calcext:value-type="string">
            <text:p>Ixy3</text:p>
          </table:table-cell>
          <table:table-cell table:style-name="ce1" office:value-type="float" office:value="0.004346" calcext:value-type="float">
            <text:p>0.004346</text:p>
          </table:table-cell>
          <table:table-cell table:style-name="ce1" office:value-type="float" office:value="122.81" calcext:value-type="float">
            <text:p>122.81</text:p>
          </table:table-cell>
          <table:table-cell table:style-name="ce3" office:value-type="float" office:value="-0.00021" calcext:value-type="float">
            <text:p>-0.00021</text:p>
          </table:table-cell>
          <table:table-cell table:style-name="ce1" office:value-type="float" office:value="2915.88" calcext:value-type="float">
            <text:p>2915.88</text:p>
          </table:table-cell>
          <table:table-cell table:style-name="ce3" office:value-type="float" office:value="0.000639" calcext:value-type="float">
            <text:p>0.000639</text:p>
          </table:table-cell>
          <table:table-cell table:style-name="ce1" office:value-type="float" office:value="990.9884" calcext:value-type="float">
            <text:p>990.9884</text:p>
          </table:table-cell>
          <table:table-cell table:style-name="ce5" table:formula="of:=100*ABS(([.F17]-[.D17])/[.F17])" office:value-type="float" office:value="132.863849765258" calcext:value-type="float">
            <text:p>132.863849765258</text:p>
          </table:table-cell>
        </table:table-row>
        <table:table-row table:style-name="ro1">
          <table:table-cell table:style-name="ce1" office:value-type="string" calcext:value-type="string">
            <text:p>Ixz3</text:p>
          </table:table-cell>
          <table:table-cell table:style-name="ce1" office:value-type="float" office:value="-0.001861" calcext:value-type="float">
            <text:p>-0.001861</text:p>
          </table:table-cell>
          <table:table-cell table:style-name="ce1" office:value-type="float" office:value="326.89" calcext:value-type="float">
            <text:p>326.89</text:p>
          </table:table-cell>
          <table:table-cell table:style-name="ce3" office:value-type="float" office:value="-0.001561" calcext:value-type="float">
            <text:p>-0.001561</text:p>
          </table:table-cell>
          <table:table-cell table:style-name="ce1" office:value-type="float" office:value="424.64" calcext:value-type="float">
            <text:p>424.64</text:p>
          </table:table-cell>
          <table:table-cell table:style-name="ce3" office:value-type="float" office:value="-0.00372" calcext:value-type="float">
            <text:p>-0.00372</text:p>
          </table:table-cell>
          <table:table-cell table:style-name="ce1" office:value-type="float" office:value="186.9976" calcext:value-type="float">
            <text:p>186.9976</text:p>
          </table:table-cell>
          <table:table-cell table:style-name="ce5" table:formula="of:=100*ABS(([.F18]-[.D18])/[.F18])" office:value-type="float" office:value="58.0376344086022" calcext:value-type="float">
            <text:p>58.0376344086022</text:p>
          </table:table-cell>
        </table:table-row>
        <table:table-row table:style-name="ro1">
          <table:table-cell table:style-name="ce1" office:value-type="string" calcext:value-type="string">
            <text:p>Iyz3</text:p>
          </table:table-cell>
          <table:table-cell table:style-name="ce1" office:value-type="float" office:value="0.008742" calcext:value-type="float">
            <text:p>0.008742</text:p>
          </table:table-cell>
          <table:table-cell table:style-name="ce1" office:value-type="float" office:value="41.72" calcext:value-type="float">
            <text:p>41.72</text:p>
          </table:table-cell>
          <table:table-cell table:style-name="ce3" office:value-type="float" office:value="0.00719" calcext:value-type="float">
            <text:p>0.00719</text:p>
          </table:table-cell>
          <table:table-cell table:style-name="ce1" office:value-type="float" office:value="54.67" calcext:value-type="float">
            <text:p>54.67</text:p>
          </table:table-cell>
          <table:table-cell table:style-name="ce3" office:value-type="float" office:value="0.00599" calcext:value-type="float">
            <text:p>0.00599</text:p>
          </table:table-cell>
          <table:table-cell table:style-name="ce1" office:value-type="float" office:value="68.6018" calcext:value-type="float">
            <text:p>68.6018</text:p>
          </table:table-cell>
          <table:table-cell table:style-name="ce5" table:formula="of:=100*ABS(([.F19]-[.D19])/[.F19])" office:value-type="float" office:value="20.033388981636" calcext:value-type="float">
            <text:p>20.033388981636</text:p>
          </table:table-cell>
        </table:table-row>
        <table:table-row table:style-name="ro1">
          <table:table-cell office:value-type="string" calcext:value-type="string">
            <text:p>Izz3 + 1.0*Iyy4 + 0.45*mz4 + 0.050625*m4 + 0.050625*m5 + 0.050625*m6</text:p>
          </table:table-cell>
          <table:table-cell office:value-type="float" office:value="0.106995" calcext:value-type="float">
            <text:p>0.106995</text:p>
          </table:table-cell>
          <table:table-cell office:value-type="float" office:value="7.12" calcext:value-type="float">
            <text:p>7.12</text:p>
          </table:table-cell>
          <table:table-cell office:value-type="float" office:value="0.106027" calcext:value-type="float">
            <text:p>0.106027</text:p>
          </table:table-cell>
          <table:table-cell office:value-type="float" office:value="7.97" calcext:value-type="float">
            <text:p>7.97</text:p>
          </table:table-cell>
          <table:table-cell office:value-type="float" office:value="0.107" calcext:value-type="float">
            <text:p>0.107</text:p>
          </table:table-cell>
          <table:table-cell office:value-type="float" office:value="8.1704" calcext:value-type="float">
            <text:p>8.1704</text:p>
          </table:table-cell>
          <table:table-cell table:formula="of:=100*ABS(([.F20]-[.D20])/[.F20])" office:value-type="float" office:value="0.909345794392525" calcext:value-type="float">
            <text:p>0.909345794392525</text:p>
          </table:table-cell>
        </table:table-row>
        <table:table-row table:style-name="ro1">
          <table:table-cell office:value-type="string" calcext:value-type="string">
            <text:p>mx3</text:p>
          </table:table-cell>
          <table:table-cell office:value-type="float" office:value="0.072593" calcext:value-type="float">
            <text:p>0.072593</text:p>
          </table:table-cell>
          <table:table-cell office:value-type="float" office:value="31.24" calcext:value-type="float">
            <text:p>31.24</text:p>
          </table:table-cell>
          <table:table-cell office:value-type="float" office:value="0.079181" calcext:value-type="float">
            <text:p>0.079181</text:p>
          </table:table-cell>
          <table:table-cell office:value-type="float" office:value="30.51" calcext:value-type="float">
            <text:p>30.51</text:p>
          </table:table-cell>
          <table:table-cell office:value-type="float" office:value="0.0786" calcext:value-type="float">
            <text:p>0.0786</text:p>
          </table:table-cell>
          <table:table-cell office:value-type="float" office:value="31.9877" calcext:value-type="float">
            <text:p>31.9877</text:p>
          </table:table-cell>
          <table:table-cell table:formula="of:=100*ABS(([.F21]-[.D21])/[.F21])" office:value-type="float" office:value="0.73918575063613" calcext:value-type="float">
            <text:p>0.73918575063613</text:p>
          </table:table-cell>
        </table:table-row>
        <table:table-row table:style-name="ro1">
          <table:table-cell office:value-type="string" calcext:value-type="string">
            <text:p>my3 - 1.0*mz4 - 0.225*m4 - 0.225*m5 - 0.225*m6</text:p>
          </table:table-cell>
          <table:table-cell office:value-type="float" office:value="-0.593491" calcext:value-type="float">
            <text:p>-0.593491</text:p>
          </table:table-cell>
          <table:table-cell office:value-type="float" office:value="1.97" calcext:value-type="float">
            <text:p>1.97</text:p>
          </table:table-cell>
          <table:table-cell office:value-type="float" office:value="-0.603345" calcext:value-type="float">
            <text:p>-0.603345</text:p>
          </table:table-cell>
          <table:table-cell office:value-type="float" office:value="2.02" calcext:value-type="float">
            <text:p>2.02</text:p>
          </table:table-cell>
          <table:table-cell office:value-type="float" office:value="-0.601" calcext:value-type="float">
            <text:p>-0.601</text:p>
          </table:table-cell>
          <table:table-cell office:value-type="float" office:value="2.1079" calcext:value-type="float">
            <text:p>2.1079</text:p>
          </table:table-cell>
          <table:table-cell table:formula="of:=100*ABS(([.F22]-[.D22])/[.F22])" office:value-type="float" office:value="0.390183028286197" calcext:value-type="float">
            <text:p>0.390183028286197</text:p>
          </table:table-cell>
        </table:table-row>
        <table:table-row table:style-name="ro1">
          <table:table-cell office:value-type="string" calcext:value-type="string">
            <text:p>Ia3</text:p>
          </table:table-cell>
          <table:table-cell office:value-type="float" office:value="0.095969" calcext:value-type="float">
            <text:p>0.095969</text:p>
          </table:table-cell>
          <table:table-cell office:value-type="float" office:value="6.7" calcext:value-type="float">
            <text:p>6.7</text:p>
          </table:table-cell>
          <table:table-cell office:value-type="float" office:value="0.098487" calcext:value-type="float">
            <text:p>0.098487</text:p>
          </table:table-cell>
          <table:table-cell office:value-type="float" office:value="6.93" calcext:value-type="float">
            <text:p>6.93</text:p>
          </table:table-cell>
          <table:table-cell office:value-type="float" office:value="0.0988" calcext:value-type="float">
            <text:p>0.0988</text:p>
          </table:table-cell>
          <table:table-cell office:value-type="float" office:value="7.2114" calcext:value-type="float">
            <text:p>7.2114</text:p>
          </table:table-cell>
          <table:table-cell table:formula="of:=100*ABS(([.F23]-[.D23])/[.F23])" office:value-type="float" office:value="0.316801619433206" calcext:value-type="float">
            <text:p>0.316801619433206</text:p>
          </table:table-cell>
        </table:table-row>
        <table:table-row table:style-name="ro1">
          <table:table-cell office:value-type="string" calcext:value-type="string">
            <text:p>fv3</text:p>
          </table:table-cell>
          <table:table-cell office:value-type="float" office:value="1.954325" calcext:value-type="float">
            <text:p>1.954325</text:p>
          </table:table-cell>
          <table:table-cell office:value-type="float" office:value="1.64" calcext:value-type="float">
            <text:p>1.64</text:p>
          </table:table-cell>
          <table:table-cell office:value-type="float" office:value="1.960373" calcext:value-type="float">
            <text:p>1.960373</text:p>
          </table:table-cell>
          <table:table-cell office:value-type="float" office:value="1.54" calcext:value-type="float">
            <text:p>1.54</text:p>
          </table:table-cell>
          <table:table-cell office:value-type="float" office:value="1.97" calcext:value-type="float">
            <text:p>1.97</text:p>
          </table:table-cell>
          <table:table-cell office:value-type="float" office:value="1.6612" calcext:value-type="float">
            <text:p>1.6612</text:p>
          </table:table-cell>
          <table:table-cell table:formula="of:=100*ABS(([.F24]-[.D24])/[.F24])" office:value-type="float" office:value="0.488680203045688" calcext:value-type="float">
            <text:p>0.488680203045688</text:p>
          </table:table-cell>
        </table:table-row>
        <table:table-row table:style-name="ro1">
          <table:table-cell office:value-type="string" calcext:value-type="string">
            <text:p>fs3</text:p>
          </table:table-cell>
          <table:table-cell office:value-type="float" office:value="6.38807" calcext:value-type="float">
            <text:p>6.38807</text:p>
          </table:table-cell>
          <table:table-cell office:value-type="float" office:value="1.65" calcext:value-type="float">
            <text:p>1.65</text:p>
          </table:table-cell>
          <table:table-cell office:value-type="float" office:value="6.358206" calcext:value-type="float">
            <text:p>6.358206</text:p>
          </table:table-cell>
          <table:table-cell office:value-type="float" office:value="1.57" calcext:value-type="float">
            <text:p>1.57</text:p>
          </table:table-cell>
          <table:table-cell office:value-type="float" office:value="6.34" calcext:value-type="float">
            <text:p>6.34</text:p>
          </table:table-cell>
          <table:table-cell office:value-type="float" office:value="1.7063" calcext:value-type="float">
            <text:p>1.7063</text:p>
          </table:table-cell>
          <table:table-cell table:formula="of:=100*ABS(([.F25]-[.D25])/[.F25])" office:value-type="float" office:value="0.28716088328076" calcext:value-type="float">
            <text:p>0.28716088328076</text:p>
          </table:table-cell>
        </table:table-row>
        <table:table-row table:style-name="ro1">
          <table:table-cell office:value-type="string" calcext:value-type="string">
            <text:p>off3</text:p>
          </table:table-cell>
          <table:table-cell office:value-type="float" office:value="0.322509" calcext:value-type="float">
            <text:p>0.322509</text:p>
          </table:table-cell>
          <table:table-cell office:value-type="float" office:value="58.88" calcext:value-type="float">
            <text:p>58.88</text:p>
          </table:table-cell>
          <table:table-cell office:value-type="float" office:value="0.326553" calcext:value-type="float">
            <text:p>0.326553</text:p>
          </table:table-cell>
          <table:table-cell office:value-type="float" office:value="60.97" calcext:value-type="float">
            <text:p>60.97</text:p>
          </table:table-cell>
          <table:table-cell office:value-type="float" office:value="0.326" calcext:value-type="float">
            <text:p>0.326</text:p>
          </table:table-cell>
          <table:table-cell office:value-type="float" office:value="63.2178" calcext:value-type="float">
            <text:p>63.2178</text:p>
          </table:table-cell>
          <table:table-cell table:formula="of:=100*ABS(([.F26]-[.D26])/[.F26])" office:value-type="float" office:value="0.169631901840482" calcext:value-type="float">
            <text:p>0.169631901840482</text:p>
          </table:table-cell>
        </table:table-row>
        <table:table-row table:style-name="ro1">
          <table:table-cell office:value-type="string" calcext:value-type="string">
            <text:p>Ixx4 - 1.0*Iyy4 + 1.0*Iyy5</text:p>
          </table:table-cell>
          <table:table-cell office:value-type="float" office:value="0.005125" calcext:value-type="float">
            <text:p>0.005125</text:p>
          </table:table-cell>
          <table:table-cell office:value-type="float" office:value="90.59" calcext:value-type="float">
            <text:p>90.59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111.89" calcext:value-type="float">
            <text:p>111.89</text:p>
          </table:table-cell>
          <table:table-cell office:value-type="float" office:value="0.00464" calcext:value-type="float">
            <text:p>0.00464</text:p>
          </table:table-cell>
          <table:table-cell office:value-type="float" office:value="103.6509" calcext:value-type="float">
            <text:p>103.6509</text:p>
          </table:table-cell>
          <table:table-cell table:formula="of:=100*ABS(([.F27]-[.D27])/[.F27])" office:value-type="float" office:value="11.0344827586207" calcext:value-type="float">
            <text:p>11.0344827586207</text:p>
          </table:table-cell>
        </table:table-row>
        <table:table-row table:style-name="ro1">
          <table:table-cell office:value-type="string" calcext:value-type="string">
            <text:p>Ixy4</text:p>
          </table:table-cell>
          <table:table-cell office:value-type="float" office:value="-0.002795" calcext:value-type="float">
            <text:p>-0.002795</text:p>
          </table:table-cell>
          <table:table-cell office:value-type="float" office:value="75.38" calcext:value-type="float">
            <text:p>75.38</text:p>
          </table:table-cell>
          <table:table-cell office:value-type="float" office:value="-0.00676" calcext:value-type="float">
            <text:p>-0.00676</text:p>
          </table:table-cell>
          <table:table-cell office:value-type="float" office:value="29.16" calcext:value-type="float">
            <text:p>29.16</text:p>
          </table:table-cell>
          <table:table-cell office:value-type="float" office:value="-0.00687" calcext:value-type="float">
            <text:p>-0.00687</text:p>
          </table:table-cell>
          <table:table-cell office:value-type="float" office:value="30.0017" calcext:value-type="float">
            <text:p>30.0017</text:p>
          </table:table-cell>
          <table:table-cell table:formula="of:=100*ABS(([.F28]-[.D28])/[.F28])" office:value-type="float" office:value="1.60116448326055" calcext:value-type="float">
            <text:p>1.60116448326055</text:p>
          </table:table-cell>
        </table:table-row>
        <table:table-row table:style-name="ro1">
          <table:table-cell table:style-name="ce1" office:value-type="string" calcext:value-type="string">
            <text:p>Ixz4</text:p>
          </table:table-cell>
          <table:table-cell table:style-name="ce1" office:value-type="float" office:value="-0.00472" calcext:value-type="float">
            <text:p>-0.00472</text:p>
          </table:table-cell>
          <table:table-cell table:style-name="ce1" office:value-type="float" office:value="53.75" calcext:value-type="float">
            <text:p>53.75</text:p>
          </table:table-cell>
          <table:table-cell table:style-name="ce3" office:value-type="float" office:value="-0.000549" calcext:value-type="float">
            <text:p>-0.000549</text:p>
          </table:table-cell>
          <table:table-cell table:style-name="ce1" office:value-type="float" office:value="410.87" calcext:value-type="float">
            <text:p>410.87</text:p>
          </table:table-cell>
          <table:table-cell table:style-name="ce3" office:value-type="float" office:value="-0.00178" calcext:value-type="float">
            <text:p>-0.00178</text:p>
          </table:table-cell>
          <table:table-cell table:style-name="ce1" office:value-type="float" office:value="132.0915" calcext:value-type="float">
            <text:p>132.0915</text:p>
          </table:table-cell>
          <table:table-cell table:style-name="ce5" table:formula="of:=100*ABS(([.F29]-[.D29])/[.F29])" office:value-type="float" office:value="69.1573033707865" calcext:value-type="float">
            <text:p>69.1573033707865</text:p>
          </table:table-cell>
        </table:table-row>
        <table:table-row table:style-name="ro1">
          <table:table-cell office:value-type="string" calcext:value-type="string">
            <text:p>Iyz4</text:p>
          </table:table-cell>
          <table:table-cell office:value-type="float" office:value="-0.004842" calcext:value-type="float">
            <text:p>-0.004842</text:p>
          </table:table-cell>
          <table:table-cell office:value-type="float" office:value="57.91" calcext:value-type="float">
            <text:p>57.91</text:p>
          </table:table-cell>
          <table:table-cell office:value-type="float" office:value="-0.005637" calcext:value-type="float">
            <text:p>-0.005637</text:p>
          </table:table-cell>
          <table:table-cell office:value-type="float" office:value="40.26" calcext:value-type="float">
            <text:p>40.26</text:p>
          </table:table-cell>
          <table:table-cell office:value-type="float" office:value="-0.00599" calcext:value-type="float">
            <text:p>-0.00599</text:p>
          </table:table-cell>
          <table:table-cell office:value-type="float" office:value="39.5343" calcext:value-type="float">
            <text:p>39.5343</text:p>
          </table:table-cell>
          <table:table-cell table:formula="of:=100*ABS(([.F30]-[.D30])/[.F30])" office:value-type="float" office:value="5.89315525876462" calcext:value-type="float">
            <text:p>5.89315525876462</text:p>
          </table:table-cell>
        </table:table-row>
        <table:table-row table:style-name="ro1">
          <table:table-cell table:style-name="ce1" office:value-type="string" calcext:value-type="string">
            <text:p>Izz4 + 1.0*Iyy5</text:p>
          </table:table-cell>
          <table:table-cell table:style-name="ce1" office:value-type="float" office:value="-0.004349" calcext:value-type="float">
            <text:p>-0.004349</text:p>
          </table:table-cell>
          <table:table-cell table:style-name="ce1" office:value-type="float" office:value="73.85" calcext:value-type="float">
            <text:p>73.85</text:p>
          </table:table-cell>
          <table:table-cell table:style-name="ce3" office:value-type="float" office:value="0.000497" calcext:value-type="float">
            <text:p>0.000497</text:p>
          </table:table-cell>
          <table:table-cell table:style-name="ce1" office:value-type="float" office:value="486.31" calcext:value-type="float">
            <text:p>486.31</text:p>
          </table:table-cell>
          <table:table-cell table:style-name="ce3" office:value-type="float" office:value="0.00116" calcext:value-type="float">
            <text:p>0.00116</text:p>
          </table:table-cell>
          <table:table-cell table:style-name="ce1" office:value-type="float" office:value="216.3227" calcext:value-type="float">
            <text:p>216.3227</text:p>
          </table:table-cell>
          <table:table-cell table:style-name="ce5" table:formula="of:=100*ABS(([.F31]-[.D31])/[.F31])" office:value-type="float" office:value="57.1551724137931" calcext:value-type="float">
            <text:p>57.1551724137931</text:p>
          </table:table-cell>
        </table:table-row>
        <table:table-row table:style-name="ro1">
          <table:table-cell office:value-type="string" calcext:value-type="string">
            <text:p>mx4</text:p>
          </table:table-cell>
          <table:table-cell office:value-type="float" office:value="-0.026328" calcext:value-type="float">
            <text:p>-0.026328</text:p>
          </table:table-cell>
          <table:table-cell office:value-type="float" office:value="22.12" calcext:value-type="float">
            <text:p>22.12</text:p>
          </table:table-cell>
          <table:table-cell office:value-type="float" office:value="-0.018409" calcext:value-type="float">
            <text:p>-0.018409</text:p>
          </table:table-cell>
          <table:table-cell office:value-type="float" office:value="26.91" calcext:value-type="float">
            <text:p>26.9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23.3969" calcext:value-type="float">
            <text:p>23.3969</text:p>
          </table:table-cell>
          <table:table-cell table:formula="of:=100*ABS(([.F32]-[.D32])/[.F32])" office:value-type="float" office:value="15.9406392694064" calcext:value-type="float">
            <text:p>15.9406392694064</text:p>
          </table:table-cell>
        </table:table-row>
        <table:table-row table:style-name="ro1">
          <table:table-cell office:value-type="string" calcext:value-type="string">
            <text:p>my4 + 1.0*mz5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2142.13" calcext:value-type="float">
            <text:p>2142.13</text:p>
          </table:table-cell>
          <table:table-cell office:value-type="float" office:value="-0.008326" calcext:value-type="float">
            <text:p>-0.008326</text:p>
          </table:table-cell>
          <table:table-cell office:value-type="float" office:value="64.64" calcext:value-type="float">
            <text:p>64.64</text:p>
          </table:table-cell>
          <table:table-cell office:value-type="float" office:value="-0.00726" calcext:value-type="float">
            <text:p>-0.00726</text:p>
          </table:table-cell>
          <table:table-cell office:value-type="float" office:value="77.0029" calcext:value-type="float">
            <text:p>77.0029</text:p>
          </table:table-cell>
          <table:table-cell table:formula="of:=100*ABS(([.F33]-[.D33])/[.F33])" office:value-type="float" office:value="14.6831955922865" calcext:value-type="float">
            <text:p>14.6831955922865</text:p>
          </table:table-cell>
        </table:table-row>
        <table:table-row table:style-name="ro1">
          <table:table-cell office:value-type="string" calcext:value-type="string">
            <text:p>Ia4</text:p>
          </table:table-cell>
          <table:table-cell office:value-type="float" office:value="0.033172" calcext:value-type="float">
            <text:p>0.033172</text:p>
          </table:table-cell>
          <table:table-cell office:value-type="float" office:value="10.67" calcext:value-type="float">
            <text:p>10.67</text:p>
          </table:table-cell>
          <table:table-cell office:value-type="float" office:value="0.031616" calcext:value-type="float">
            <text:p>0.031616</text:p>
          </table:table-cell>
          <table:table-cell office:value-type="float" office:value="6.77" calcext:value-type="float">
            <text:p>6.77</text:p>
          </table:table-cell>
          <table:table-cell office:value-type="float" office:value="0.0313" calcext:value-type="float">
            <text:p>0.0313</text:p>
          </table:table-cell>
          <table:table-cell office:value-type="float" office:value="7.1472" calcext:value-type="float">
            <text:p>7.1472</text:p>
          </table:table-cell>
          <table:table-cell table:formula="of:=100*ABS(([.F34]-[.D34])/[.F34])" office:value-type="float" office:value="1.00958466453673" calcext:value-type="float">
            <text:p>1.00958466453673</text:p>
          </table:table-cell>
        </table:table-row>
        <table:table-row table:style-name="ro1">
          <table:table-cell office:value-type="string" calcext:value-type="string">
            <text:p>fv4</text:p>
          </table:table-cell>
          <table:table-cell office:value-type="float" office:value="1.092621" calcext:value-type="float">
            <text:p>1.092621</text:p>
          </table:table-cell>
          <table:table-cell office:value-type="float" office:value="2.92" calcext:value-type="float">
            <text:p>2.92</text:p>
          </table:table-cell>
          <table:table-cell office:value-type="float" office:value="1.096651" calcext:value-type="float">
            <text:p>1.096651</text:p>
          </table:table-cell>
          <table:table-cell office:value-type="float" office:value="1.37" calcext:value-type="float">
            <text:p>1.37</text:p>
          </table:table-cell>
          <table:table-cell office:value-type="float" office:value="1.11" calcext:value-type="float">
            <text:p>1.11</text:p>
          </table:table-cell>
          <table:table-cell office:value-type="float" office:value="1.4061" calcext:value-type="float">
            <text:p>1.4061</text:p>
          </table:table-cell>
          <table:table-cell table:formula="of:=100*ABS(([.F35]-[.D35])/[.F35])" office:value-type="float" office:value="1.20261261261262" calcext:value-type="float">
            <text:p>1.20261261261262</text:p>
          </table:table-cell>
        </table:table-row>
        <table:table-row table:style-name="ro1">
          <table:table-cell office:value-type="string" calcext:value-type="string">
            <text:p>fs4</text:p>
          </table:table-cell>
          <table:table-cell office:value-type="float" office:value="2.518766" calcext:value-type="float">
            <text:p>2.518766</text:p>
          </table:table-cell>
          <table:table-cell office:value-type="float" office:value="4.65" calcext:value-type="float">
            <text:p>4.65</text:p>
          </table:table-cell>
          <table:table-cell office:value-type="float" office:value="2.532004" calcext:value-type="float">
            <text:p>2.532004</text:p>
          </table:table-cell>
          <table:table-cell office:value-type="float" office:value="2.15" calcext:value-type="float">
            <text:p>2.15</text:p>
          </table:table-cell>
          <table:table-cell office:value-type="float" office:value="2.48" calcext:value-type="float">
            <text:p>2.48</text:p>
          </table:table-cell>
          <table:table-cell office:value-type="float" office:value="2.2869" calcext:value-type="float">
            <text:p>2.2869</text:p>
          </table:table-cell>
          <table:table-cell table:formula="of:=100*ABS(([.F36]-[.D36])/[.F36])" office:value-type="float" office:value="2.09693548387096" calcext:value-type="float">
            <text:p>2.09693548387096</text:p>
          </table:table-cell>
        </table:table-row>
        <table:table-row table:style-name="ro1">
          <table:table-cell office:value-type="string" calcext:value-type="string">
            <text:p>off4</text:p>
          </table:table-cell>
          <table:table-cell office:value-type="float" office:value="-0.092194" calcext:value-type="float">
            <text:p>-0.092194</text:p>
          </table:table-cell>
          <table:table-cell office:value-type="float" office:value="65.52" calcext:value-type="float">
            <text:p>65.52</text:p>
          </table:table-cell>
          <table:table-cell office:value-type="float" office:value="-0.090427" calcext:value-type="float">
            <text:p>-0.090427</text:p>
          </table:table-cell>
          <table:table-cell office:value-type="float" office:value="30.49" calcext:value-type="float">
            <text:p>30.49</text:p>
          </table:table-cell>
          <table:table-cell office:value-type="float" office:value="-0.102" calcext:value-type="float">
            <text:p>-0.102</text:p>
          </table:table-cell>
          <table:table-cell office:value-type="float" office:value="28.1788" calcext:value-type="float">
            <text:p>28.1788</text:p>
          </table:table-cell>
          <table:table-cell table:formula="of:=100*ABS(([.F37]-[.D37])/[.F37])" office:value-type="float" office:value="11.3460784313726" calcext:value-type="float">
            <text:p>11.3460784313726</text:p>
          </table:table-cell>
        </table:table-row>
        <table:table-row table:style-name="ro1">
          <table:table-cell office:value-type="string" calcext:value-type="string">
            <text:p>Ixx5 - 1.0*Iyy5 + 1.0*Iyy6</text:p>
          </table:table-cell>
          <table:table-cell office:value-type="float" office:value="0.007358" calcext:value-type="float">
            <text:p>0.007358</text:p>
          </table:table-cell>
          <table:table-cell office:value-type="float" office:value="44.36" calcext:value-type="float">
            <text:p>44.36</text:p>
          </table:table-cell>
          <table:table-cell office:value-type="float" office:value="0.002655" calcext:value-type="float">
            <text:p>0.002655</text:p>
          </table:table-cell>
          <table:table-cell office:value-type="float" office:value="81.42" calcext:value-type="float">
            <text:p>81.42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76.8254" calcext:value-type="float">
            <text:p>76.8254</text:p>
          </table:table-cell>
          <table:table-cell table:formula="of:=100*ABS(([.F38]-[.D38])/[.F38])" office:value-type="float" office:value="9.38566552901026" calcext:value-type="float">
            <text:p>9.38566552901026</text:p>
          </table:table-cell>
        </table:table-row>
        <table:table-row table:style-name="ro1">
          <table:table-cell table:style-name="ce1" office:value-type="string" calcext:value-type="string">
            <text:p>Ixy5</text:p>
          </table:table-cell>
          <table:table-cell table:style-name="ce1" office:value-type="float" office:value="-0.001251" calcext:value-type="float">
            <text:p>-0.001251</text:p>
          </table:table-cell>
          <table:table-cell table:style-name="ce1" office:value-type="float" office:value="120.77" calcext:value-type="float">
            <text:p>120.77</text:p>
          </table:table-cell>
          <table:table-cell table:style-name="ce3" office:value-type="float" office:value="0.000254" calcext:value-type="float">
            <text:p>0.000254</text:p>
          </table:table-cell>
          <table:table-cell table:style-name="ce1" office:value-type="float" office:value="427.73" calcext:value-type="float">
            <text:p>427.73</text:p>
          </table:table-cell>
          <table:table-cell table:style-name="ce3" office:value-type="float" office:value="0.00055" calcext:value-type="float">
            <text:p>0.00055</text:p>
          </table:table-cell>
          <table:table-cell table:style-name="ce1" office:value-type="float" office:value="203.3751" calcext:value-type="float">
            <text:p>203.3751</text:p>
          </table:table-cell>
          <table:table-cell table:style-name="ce5" table:formula="of:=100*ABS(([.F39]-[.D39])/[.F39])" office:value-type="float" office:value="53.8181818181818" calcext:value-type="float">
            <text:p>53.8181818181818</text:p>
          </table:table-cell>
        </table:table-row>
        <table:table-row table:style-name="ro1">
          <table:table-cell office:value-type="string" calcext:value-type="string">
            <text:p>Ixz5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76.66" calcext:value-type="float">
            <text:p>76.66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99.78" calcext:value-type="float">
            <text:p>99.78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117.127" calcext:value-type="float">
            <text:p>117.127</text:p>
          </table:table-cell>
          <table:table-cell table:formula="of:=100*ABS(([.F40]-[.D40])/[.F40])" office:value-type="float" office:value="14.0280561122244" calcext:value-type="float">
            <text:p>14.0280561122244</text:p>
          </table:table-cell>
        </table:table-row>
        <table:table-row table:style-name="ro1">
          <table:table-cell office:value-type="string" calcext:value-type="string">
            <text:p>Iyz5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39.79" calcext:value-type="float">
            <text:p>39.79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156.68" calcext:value-type="float">
            <text:p>156.68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163.805" calcext:value-type="float">
            <text:p>163.805</text:p>
          </table:table-cell>
          <table:table-cell table:formula="of:=100*ABS(([.F41]-[.D41])/[.F41])" office:value-type="float" office:value="1.53631284916202" calcext:value-type="float">
            <text:p>1.53631284916202</text:p>
          </table:table-cell>
        </table:table-row>
        <table:table-row table:style-name="ro1">
          <table:table-cell office:value-type="string" calcext:value-type="string">
            <text:p>Izz5 + 1.0*Iyy6</text:p>
          </table:table-cell>
          <table:table-cell office:value-type="float" office:value="0.005636" calcext:value-type="float">
            <text:p>0.005636</text:p>
          </table:table-cell>
          <table:table-cell office:value-type="float" office:value="44.54" calcext:value-type="float">
            <text:p>44.5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178.99" calcext:value-type="float">
            <text:p>178.99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217.0015" calcext:value-type="float">
            <text:p>217.0015</text:p>
          </table:table-cell>
          <table:table-cell table:formula="of:=100*ABS(([.F42]-[.D42])/[.F42])" office:value-type="float" office:value="18.5321100917431" calcext:value-type="float">
            <text:p>18.5321100917431</text:p>
          </table:table-cell>
        </table:table-row>
        <table:table-row table:style-name="ro1">
          <table:table-cell table:style-name="ce1" office:value-type="string" calcext:value-type="string">
            <text:p>mx5</text:p>
          </table:table-cell>
          <table:table-cell table:style-name="ce1" office:value-type="float" office:value="0.006054" calcext:value-type="float">
            <text:p>0.006054</text:p>
          </table:table-cell>
          <table:table-cell table:style-name="ce1" office:value-type="float" office:value="82.57" calcext:value-type="float">
            <text:p>82.57</text:p>
          </table:table-cell>
          <table:table-cell table:style-name="ce3" office:value-type="float" office:value="-0.003166" calcext:value-type="float">
            <text:p>-0.003166</text:p>
          </table:table-cell>
          <table:table-cell table:style-name="ce1" office:value-type="float" office:value="146.35" calcext:value-type="float">
            <text:p>146.35</text:p>
          </table:table-cell>
          <table:table-cell table:style-name="ce3" office:value-type="float" office:value="-0.00153" calcext:value-type="float">
            <text:p>-0.00153</text:p>
          </table:table-cell>
          <table:table-cell table:style-name="ce1" office:value-type="float" office:value="307.6661" calcext:value-type="float">
            <text:p>307.6661</text:p>
          </table:table-cell>
          <table:table-cell table:style-name="ce5" table:formula="of:=100*ABS(([.F43]-[.D43])/[.F43])" office:value-type="float" office:value="106.928104575163" calcext:value-type="float">
            <text:p>106.928104575163</text:p>
          </table:table-cell>
        </table:table-row>
        <table:table-row table:style-name="ro1">
          <table:table-cell office:value-type="string" calcext:value-type="string">
            <text:p>my5 - 1.0*mz6</text:p>
          </table:table-cell>
          <table:table-cell office:value-type="float" office:value="-0.031663" calcext:value-type="float">
            <text:p>-0.031663</text:p>
          </table:table-cell>
          <table:table-cell office:value-type="float" office:value="14.11" calcext:value-type="float">
            <text:p>14.11</text:p>
          </table:table-cell>
          <table:table-cell office:value-type="float" office:value="-0.032007" calcext:value-type="float">
            <text:p>-0.032007</text:p>
          </table:table-cell>
          <table:table-cell office:value-type="float" office:value="11.9" calcext:value-type="float">
            <text:p>11.9</text:p>
          </table:table-cell>
          <table:table-cell office:value-type="float" office:value="-0.0309" calcext:value-type="float">
            <text:p>-0.0309</text:p>
          </table:table-cell>
          <table:table-cell office:value-type="float" office:value="12.5921" calcext:value-type="float">
            <text:p>12.5921</text:p>
          </table:table-cell>
          <table:table-cell table:formula="of:=100*ABS(([.F44]-[.D44])/[.F44])" office:value-type="float" office:value="3.58252427184466" calcext:value-type="float">
            <text:p>3.58252427184466</text:p>
          </table:table-cell>
        </table:table-row>
        <table:table-row table:style-name="ro1">
          <table:table-cell office:value-type="string" calcext:value-type="string">
            <text:p>Ia5</text:p>
          </table:table-cell>
          <table:table-cell office:value-type="float" office:value="0.041626" calcext:value-type="float">
            <text:p>0.041626</text:p>
          </table:table-cell>
          <table:table-cell office:value-type="float" office:value="10.22" calcext:value-type="float">
            <text:p>10.22</text:p>
          </table:table-cell>
          <table:table-cell office:value-type="float" office:value="0.045986" calcext:value-type="float">
            <text:p>0.045986</text:p>
          </table:table-cell>
          <table:table-cell office:value-type="float" office:value="8.12" calcext:value-type="float">
            <text:p>8.12</text:p>
          </table:table-cell>
          <table:table-cell office:value-type="float" office:value="0.0468" calcext:value-type="float">
            <text:p>0.0468</text:p>
          </table:table-cell>
          <table:table-cell office:value-type="float" office:value="7.8959" calcext:value-type="float">
            <text:p>7.8959</text:p>
          </table:table-cell>
          <table:table-cell table:formula="of:=100*ABS(([.F45]-[.D45])/[.F45])" office:value-type="float" office:value="1.73931623931624" calcext:value-type="float">
            <text:p>1.73931623931624</text:p>
          </table:table-cell>
        </table:table-row>
        <table:table-row table:style-name="ro1">
          <table:table-cell office:value-type="string" calcext:value-type="string">
            <text:p>fv5</text:p>
          </table:table-cell>
          <table:table-cell office:value-type="float" office:value="1.809116" calcext:value-type="float">
            <text:p>1.809116</text:p>
          </table:table-cell>
          <table:table-cell office:value-type="float" office:value="2.37" calcext:value-type="float">
            <text:p>2.37</text:p>
          </table:table-cell>
          <table:table-cell office:value-type="float" office:value="1.809774" calcext:value-type="float">
            <text:p>1.809774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.86</text:p>
          </table:table-cell>
          <table:table-cell office:value-type="float" office:value="1.8268" calcext:value-type="float">
            <text:p>1.8268</text:p>
          </table:table-cell>
          <table:table-cell table:formula="of:=100*ABS(([.F46]-[.D46])/[.F46])" office:value-type="float" office:value="2.70032258064515" calcext:value-type="float">
            <text:p>2.70032258064515</text:p>
          </table:table-cell>
        </table:table-row>
        <table:table-row table:style-name="ro1">
          <table:table-cell office:value-type="string" calcext:value-type="string">
            <text:p>fs5</text:p>
          </table:table-cell>
          <table:table-cell office:value-type="float" office:value="3.167853" calcext:value-type="float">
            <text:p>3.167853</text:p>
          </table:table-cell>
          <table:table-cell office:value-type="float" office:value="3.65" calcext:value-type="float">
            <text:p>3.65</text:p>
          </table:table-cell>
          <table:table-cell office:value-type="float" office:value="3.170189" calcext:value-type="float">
            <text:p>3.170189</text:p>
          </table:table-cell>
          <table:table-cell office:value-type="float" office:value="3.1" calcext:value-type="float">
            <text:p>3.1</text:p>
          </table:table-cell>
          <table:table-cell office:value-type="float" office:value="3.03" calcext:value-type="float">
            <text:p>3.03</text:p>
          </table:table-cell>
          <table:table-cell office:value-type="float" office:value="2.9482" calcext:value-type="float">
            <text:p>2.9482</text:p>
          </table:table-cell>
          <table:table-cell table:formula="of:=100*ABS(([.F47]-[.D47])/[.F47])" office:value-type="float" office:value="4.62669966996701" calcext:value-type="float">
            <text:p>4.62669966996701</text:p>
          </table:table-cell>
        </table:table-row>
        <table:table-row table:style-name="ro1">
          <table:table-cell table:style-name="ce1" office:value-type="string" calcext:value-type="string">
            <text:p>off5</text:p>
          </table:table-cell>
          <table:table-cell table:style-name="ce1" office:value-type="float" office:value="0.030544" calcext:value-type="float">
            <text:p>0.030544</text:p>
          </table:table-cell>
          <table:table-cell table:style-name="ce1" office:value-type="float" office:value="227.28" calcext:value-type="float">
            <text:p>227.28</text:p>
          </table:table-cell>
          <table:table-cell table:style-name="ce3" office:value-type="float" office:value="-0.01171" calcext:value-type="float">
            <text:p>-0.01171</text:p>
          </table:table-cell>
          <table:table-cell table:style-name="ce1" office:value-type="float" office:value="498.83" calcext:value-type="float">
            <text:p>498.83</text:p>
          </table:table-cell>
          <table:table-cell table:style-name="ce3" office:value-type="float" office:value="-0.0288" calcext:value-type="float">
            <text:p>-0.0288</text:p>
          </table:table-cell>
          <table:table-cell table:style-name="ce1" office:value-type="float" office:value="194.4682" calcext:value-type="float">
            <text:p>194.4682</text:p>
          </table:table-cell>
          <table:table-cell table:style-name="ce5" table:formula="of:=100*ABS(([.F48]-[.D48])/[.F48])" office:value-type="float" office:value="59.3402777777778" calcext:value-type="float">
            <text:p>59.3402777777778</text:p>
          </table:table-cell>
        </table:table-row>
        <table:table-row table:style-name="ro1">
          <table:table-cell table:style-name="ce1" office:value-type="string" calcext:value-type="string">
            <text:p>Ixx6 - 1.0*Iyy6</text:p>
          </table:table-cell>
          <table:table-cell table:style-name="ce1" office:value-type="float" office:value="-0.003267" calcext:value-type="float">
            <text:p>-0.003267</text:p>
          </table:table-cell>
          <table:table-cell table:style-name="ce1" office:value-type="float" office:value="39.83" calcext:value-type="float">
            <text:p>39.83</text:p>
          </table:table-cell>
          <table:table-cell table:style-name="ce3" office:value-type="float" office:value="-0.000991" calcext:value-type="float">
            <text:p>-0.000991</text:p>
          </table:table-cell>
          <table:table-cell table:style-name="ce1" office:value-type="float" office:value="93.49" calcext:value-type="float">
            <text:p>93.49</text:p>
          </table:table-cell>
          <table:table-cell table:style-name="ce3" office:value-type="float" office:value="-0.00136" calcext:value-type="float">
            <text:p>-0.00136</text:p>
          </table:table-cell>
          <table:table-cell table:style-name="ce1" office:value-type="float" office:value="71.0549" calcext:value-type="float">
            <text:p>71.0549</text:p>
          </table:table-cell>
          <table:table-cell table:style-name="ce5" table:formula="of:=100*ABS(([.F49]-[.D49])/[.F49])" office:value-type="float" office:value="27.1323529411765" calcext:value-type="float">
            <text:p>27.1323529411765</text:p>
          </table:table-cell>
        </table:table-row>
        <table:table-row table:style-name="ro1">
          <table:table-cell table:style-name="ce1" office:value-type="string" calcext:value-type="string">
            <text:p>Ixy6</text:p>
          </table:table-cell>
          <table:table-cell table:style-name="ce1" office:value-type="float" office:value="0.000043" calcext:value-type="float">
            <text:p>4.3E-05</text:p>
          </table:table-cell>
          <table:table-cell table:style-name="ce1" office:value-type="float" office:value="1586.09" calcext:value-type="float">
            <text:p>1586.09</text:p>
          </table:table-cell>
          <table:table-cell table:style-name="ce3" office:value-type="float" office:value="-0.000155" calcext:value-type="float">
            <text:p>-0.000155</text:p>
          </table:table-cell>
          <table:table-cell table:style-name="ce1" office:value-type="float" office:value="314.86" calcext:value-type="float">
            <text:p>314.86</text:p>
          </table:table-cell>
          <table:table-cell table:style-name="ce3" office:value-type="float" office:value="-0.000002" calcext:value-type="float">
            <text:p>-2E-06</text:p>
          </table:table-cell>
          <table:table-cell table:style-name="ce1" office:value-type="float" office:value="31015.493" calcext:value-type="float">
            <text:p>31015.493</text:p>
          </table:table-cell>
          <table:table-cell table:style-name="ce5" table:formula="of:=100*ABS(([.F50]-[.D50])/[.F50])" office:value-type="float" office:value="7650" calcext:value-type="float">
            <text:p>7650</text:p>
          </table:table-cell>
        </table:table-row>
        <table:table-row table:style-name="ro1">
          <table:table-cell office:value-type="string" calcext:value-type="string">
            <text:p>Ixz6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76.9" calcext:value-type="float">
            <text:p>76.9</text:p>
          </table:table-cell>
          <table:table-cell office:value-type="float" office:value="0.002046" calcext:value-type="float">
            <text:p>0.002046</text:p>
          </table:table-cell>
          <table:table-cell office:value-type="float" office:value="31.4" calcext:value-type="float">
            <text:p>31.4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29.4666" calcext:value-type="float">
            <text:p>29.4666</text:p>
          </table:table-cell>
          <table:table-cell table:formula="of:=100*ABS(([.F51]-[.D51])/[.F51])" office:value-type="float" office:value="9.46902654867258" calcext:value-type="float">
            <text:p>9.46902654867258</text:p>
          </table:table-cell>
        </table:table-row>
        <table:table-row table:style-name="ro1">
          <table:table-cell office:value-type="string" calcext:value-type="string">
            <text:p>Iyz6</text:p>
          </table:table-cell>
          <table:table-cell office:value-type="float" office:value="0.002268" calcext:value-type="float">
            <text:p>0.002268</text:p>
          </table:table-cell>
          <table:table-cell office:value-type="float" office:value="37.83" calcext:value-type="float">
            <text:p>37.83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57.04" calcext:value-type="float">
            <text:p>57.04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68.8983" calcext:value-type="float">
            <text:p>68.8983</text:p>
          </table:table-cell>
          <table:table-cell table:formula="of:=100*ABS(([.F52]-[.D52])/[.F52])" office:value-type="float" office:value="16.40625" calcext:value-type="float">
            <text:p>16.40625</text:p>
          </table:table-cell>
        </table:table-row>
        <table:table-row table:style-name="ro1">
          <table:table-cell office:value-type="string" calcext:value-type="string">
            <text:p>Izz6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37.34" calcext:value-type="float">
            <text:p>37.34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47.48" calcext:value-type="float">
            <text:p>47.48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45.0712" calcext:value-type="float">
            <text:p>45.0712</text:p>
          </table:table-cell>
          <table:table-cell table:formula="of:=100*ABS(([.F53]-[.D53])/[.F53])" office:value-type="float" office:value="9.02702702702704" calcext:value-type="float">
            <text:p>9.02702702702704</text:p>
          </table:table-cell>
        </table:table-row>
        <table:table-row table:style-name="ro1">
          <table:table-cell table:style-name="ce1" office:value-type="string" calcext:value-type="string">
            <text:p>mx6</text:p>
          </table:table-cell>
          <table:table-cell table:style-name="ce1" office:value-type="float" office:value="-0.009252" calcext:value-type="float">
            <text:p>-0.009252</text:p>
          </table:table-cell>
          <table:table-cell table:style-name="ce1" office:value-type="float" office:value="32.49" calcext:value-type="float">
            <text:p>32.49</text:p>
          </table:table-cell>
          <table:table-cell table:style-name="ce3" office:value-type="float" office:value="-0.003855" calcext:value-type="float">
            <text:p>-0.003855</text:p>
          </table:table-cell>
          <table:table-cell table:style-name="ce1" office:value-type="float" office:value="65.66" calcext:value-type="float">
            <text:p>65.66</text:p>
          </table:table-cell>
          <table:table-cell table:style-name="ce3" office:value-type="float" office:value="-0.00316" calcext:value-type="float">
            <text:p>-0.00316</text:p>
          </table:table-cell>
          <table:table-cell table:style-name="ce1" office:value-type="float" office:value="83.3765" calcext:value-type="float">
            <text:p>83.3765</text:p>
          </table:table-cell>
          <table:table-cell table:style-name="ce5" table:formula="of:=100*ABS(([.F54]-[.D54])/[.F54])" office:value-type="float" office:value="21.9936708860759" calcext:value-type="float">
            <text:p>21.9936708860759</text:p>
          </table:table-cell>
        </table:table-row>
        <table:table-row table:style-name="ro1">
          <table:table-cell office:value-type="string" calcext:value-type="string">
            <text:p>my6</text:p>
          </table:table-cell>
          <table:table-cell office:value-type="float" office:value="-0.006979" calcext:value-type="float">
            <text:p>-0.006979</text:p>
          </table:table-cell>
          <table:table-cell office:value-type="float" office:value="42.06" calcext:value-type="float">
            <text:p>42.06</text:p>
          </table:table-cell>
          <table:table-cell office:value-type="float" office:value="-0.004222" calcext:value-type="float">
            <text:p>-0.004222</text:p>
          </table:table-cell>
          <table:table-cell office:value-type="float" office:value="57.85" calcext:value-type="float">
            <text:p>57.85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51.0892" calcext:value-type="float">
            <text:p>51.0892</text:p>
          </table:table-cell>
          <table:table-cell table:formula="of:=100*ABS(([.F55]-[.D55])/[.F55])" office:value-type="float" office:value="15.2208835341365" calcext:value-type="float">
            <text:p>15.2208835341365</text:p>
          </table:table-cell>
        </table:table-row>
        <table:table-row table:style-name="ro1">
          <table:table-cell office:value-type="string" calcext:value-type="string">
            <text:p>Ia6</text:p>
          </table:table-cell>
          <table:table-cell office:value-type="float" office:value="0.008839" calcext:value-type="float">
            <text:p>0.008839</text:p>
          </table:table-cell>
          <table:table-cell office:value-type="float" office:value="25.25" calcext:value-type="float">
            <text:p>25.25</text:p>
          </table:table-cell>
          <table:table-cell office:value-type="float" office:value="0.010772" calcext:value-type="float">
            <text:p>0.010772</text:p>
          </table:table-cell>
          <table:table-cell office:value-type="float" office:value="11.02" calcext:value-type="float">
            <text:p>11.02</text:p>
          </table:table-cell>
          <table:table-cell office:value-type="float" office:value="0.0105" calcext:value-type="float">
            <text:p>0.0105</text:p>
          </table:table-cell>
          <table:table-cell office:value-type="float" office:value="11.8534" calcext:value-type="float">
            <text:p>11.8534</text:p>
          </table:table-cell>
          <table:table-cell table:formula="of:=100*ABS(([.F56]-[.D56])/[.F56])" office:value-type="float" office:value="2.59047619047619" calcext:value-type="float">
            <text:p>2.59047619047619</text:p>
          </table:table-cell>
        </table:table-row>
        <table:table-row table:style-name="ro1">
          <table:table-cell office:value-type="string" calcext:value-type="string">
            <text:p>fv6</text:p>
          </table:table-cell>
          <table:table-cell office:value-type="float" office:value="0.631728" calcext:value-type="float">
            <text:p>0.631728</text:p>
          </table:table-cell>
          <table:table-cell office:value-type="float" office:value="3.28" calcext:value-type="float">
            <text:p>3.28</text:p>
          </table:table-cell>
          <table:table-cell office:value-type="float" office:value="0.63786" calcext:value-type="float">
            <text:p>0.63786</text:p>
          </table:table-cell>
          <table:table-cell office:value-type="float" office:value="1.55" calcext:value-type="float">
            <text:p>1.55</text:p>
          </table:table-cell>
          <table:table-cell office:value-type="float" office:value="0.65" calcext:value-type="float">
            <text:p>0.65</text:p>
          </table:table-cell>
          <table:table-cell office:value-type="float" office:value="1.5859" calcext:value-type="float">
            <text:p>1.5859</text:p>
          </table:table-cell>
          <table:table-cell table:formula="of:=100*ABS(([.F57]-[.D57])/[.F57])" office:value-type="float" office:value="1.8676923076923" calcext:value-type="float">
            <text:p>1.8676923076923</text:p>
          </table:table-cell>
        </table:table-row>
        <table:table-row table:style-name="ro1">
          <table:table-cell office:value-type="string" calcext:value-type="string">
            <text:p>fs6</text:p>
          </table:table-cell>
          <table:table-cell office:value-type="float" office:value="0.239323" calcext:value-type="float">
            <text:p>0.239323</text:p>
          </table:table-cell>
          <table:table-cell office:value-type="float" office:value="56.85" calcext:value-type="float">
            <text:p>56.85</text:p>
          </table:table-cell>
          <table:table-cell office:value-type="float" office:value="0.302886" calcext:value-type="float">
            <text:p>0.302886</text:p>
          </table:table-cell>
          <table:table-cell office:value-type="float" office:value="26.97" calcext:value-type="float">
            <text:p>26.97</text:p>
          </table:table-cell>
          <table:table-cell office:value-type="float" office:value="0.282" calcext:value-type="float">
            <text:p>0.282</text:p>
          </table:table-cell>
          <table:table-cell office:value-type="float" office:value="28.7752" calcext:value-type="float">
            <text:p>28.7752</text:p>
          </table:table-cell>
          <table:table-cell table:formula="of:=100*ABS(([.F58]-[.D58])/[.F58])" office:value-type="float" office:value="7.40638297872339" calcext:value-type="float">
            <text:p>7.40638297872339</text:p>
          </table:table-cell>
        </table:table-row>
        <table:table-row table:style-name="ro1">
          <table:table-cell office:value-type="string" calcext:value-type="string">
            <text:p>off6</text:p>
          </table:table-cell>
          <table:table-cell office:value-type="float" office:value="0.167122" calcext:value-type="float">
            <text:p>0.167122</text:p>
          </table:table-cell>
          <table:table-cell office:value-type="float" office:value="37.68" calcext:value-type="float">
            <text:p>37.68</text:p>
          </table:table-cell>
          <table:table-cell office:value-type="float" office:value="0.148544" calcext:value-type="float">
            <text:p>0.148544</text:p>
          </table:table-cell>
          <table:table-cell office:value-type="float" office:value="20.29" calcext:value-type="float">
            <text:p>20.29</text:p>
          </table:table-cell>
          <table:table-cell office:value-type="float" office:value="0.127" calcext:value-type="float">
            <text:p>0.127</text:p>
          </table:table-cell>
          <table:table-cell office:value-type="float" office:value="24.669" calcext:value-type="float">
            <text:p>24.669</text:p>
          </table:table-cell>
          <table:table-cell table:formula="of:=100*ABS(([.F59]-[.D59])/[.F59])" office:value-type="float" office:value="16.963779527559" calcext:value-type="float">
            <text:p>16.963779527559</text:p>
          </table:table-cell>
        </table:table-row>
        <table:table-row table:style-name="ro1">
          <table:table-cell office:value-type="string" calcext:value-type="string">
            <text:p>Iam6</text:p>
          </table:table-cell>
          <table:table-cell office:value-type="float" office:value="0.010031" calcext:value-type="float">
            <text:p>0.010031</text:p>
          </table:table-cell>
          <table:table-cell office:value-type="float" office:value="17.89" calcext:value-type="float">
            <text:p>17.89</text:p>
          </table:table-cell>
          <table:table-cell office:value-type="float" office:value="0.009481" calcext:value-type="float">
            <text:p>0.009481</text:p>
          </table:table-cell>
          <table:table-cell office:value-type="float" office:value="13.03" calcext:value-type="float">
            <text:p>13.03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12.9987" calcext:value-type="float">
            <text:p>12.9987</text:p>
          </table:table-cell>
          <table:table-cell table:formula="of:=100*ABS(([.F60]-[.D60])/[.F60])" office:value-type="float" office:value="1.64937759336101" calcext:value-type="float">
            <text:p>1.64937759336101</text:p>
          </table:table-cell>
        </table:table-row>
        <table:table-row table:style-name="ro1">
          <table:table-cell office:value-type="string" calcext:value-type="string">
            <text:p>fvm6</text:p>
          </table:table-cell>
          <table:table-cell office:value-type="float" office:value="0.583695" calcext:value-type="float">
            <text:p>0.583695</text:p>
          </table:table-cell>
          <table:table-cell office:value-type="float" office:value="2.79" calcext:value-type="float">
            <text:p>2.79</text:p>
          </table:table-cell>
          <table:table-cell office:value-type="float" office:value="0.608492" calcext:value-type="float">
            <text:p>0.608492</text:p>
          </table:table-cell>
          <table:table-cell office:value-type="float" office:value="1.6" calcext:value-type="float">
            <text:p>1.6</text:p>
          </table:table-cell>
          <table:table-cell office:value-type="float" office:value="0.616" calcext:value-type="float">
            <text:p>0.616</text:p>
          </table:table-cell>
          <table:table-cell office:value-type="float" office:value="1.6093" calcext:value-type="float">
            <text:p>1.6093</text:p>
          </table:table-cell>
          <table:table-cell table:formula="of:=100*ABS(([.F61]-[.D61])/[.F61])" office:value-type="float" office:value="1.21883116883118" calcext:value-type="float">
            <text:p>1.21883116883118</text:p>
          </table:table-cell>
        </table:table-row>
        <table:table-row table:style-name="ro1">
          <table:table-cell office:value-type="string" calcext:value-type="string">
            <text:p>fsm6</text:p>
          </table:table-cell>
          <table:table-cell office:value-type="float" office:value="2.104186" calcext:value-type="float">
            <text:p>2.104186</text:p>
          </table:table-cell>
          <table:table-cell office:value-type="float" office:value="4.66" calcext:value-type="float">
            <text:p>4.66</text:p>
          </table:table-cell>
          <table:table-cell office:value-type="float" office:value="2.009689" calcext:value-type="float">
            <text:p>2.009689</text:p>
          </table:table-cell>
          <table:table-cell office:value-type="float" office:value="3.52" calcext:value-type="float">
            <text:p>3.52</text:p>
          </table:table-cell>
          <table:table-cell office:value-type="float" office:value="1.95" calcext:value-type="float">
            <text:p>1.95</text:p>
          </table:table-cell>
          <table:table-cell office:value-type="float" office:value="3.4705" calcext:value-type="float">
            <text:p>3.4705</text:p>
          </table:table-cell>
          <table:table-cell table:formula="of:=100*ABS(([.F62]-[.D62])/[.F62])" office:value-type="float" office:value="3.06097435897434" calcext:value-type="float">
            <text:p>3.06097435897434</text:p>
          </table:table-cell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5T13:39:59.482081735</dc:date>
    <meta:editing-duration>PT18M20S</meta:editing-duration>
    <meta:editing-cycles>1</meta:editing-cycles>
    <meta:document-statistic meta:table-count="1" meta:cell-count="495" meta:object-count="0"/>
    <meta:generator>LibreOffice/6.4.6.2$Linux_X86_64 LibreOffice_project/40$Build-2</meta:generator>
  </office:meta>
</office:document-meta>
</file>